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B000001EE2E3987FC77B6E582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3.78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3.785cm" svg:x="2.286cm" svg:y="3.556cm" presentation:class="title" presentation:user-transformed="true">
          <draw:text-box>
            <text:p text:style-name="P2"><text:span text:style-name="T2">PRÁCTICA:</text:span><text:span text:style-name="T2"><text:line-break/></text:span><text:span text:style-name="T2">Diseño 3D. Croquis</text:span><text:span text:style-name="T3"> </text:span></text:p>
          </draw:text-box>
        </draw:frame>
        <draw:frame draw:style-name="gr2" draw:text-style-name="P2" draw:layer="layout" svg:width="13.87cm" svg:height="7.174cm" svg:x="6.604cm" svg:y="7.874cm">
          <draw:image xlink:href="Pictures/10000000000003BB000001EE2E3987FC77B6E5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10T08:58:53.757627445</dc:date>
    <meta:editing-duration>P7DT21H30M37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